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paragraph-rsid="001ca8ed"/>
    </style:style>
    <style:style style:name="P2" style:family="paragraph" style:parent-style-name="Text_20_body">
      <style:paragraph-properties fo:text-align="center" style:justify-single-word="false"/>
      <style:text-properties style:font-name="Arial" officeooo:rsid="001ca8ed" officeooo:paragraph-rsid="001ca8ed"/>
    </style:style>
    <style:style style:name="P3" style:family="paragraph" style:parent-style-name="Text_20_body">
      <style:paragraph-properties fo:text-align="start" style:justify-single-word="false"/>
      <style:text-properties style:font-name="Arial" officeooo:rsid="001ca8ed" officeooo:paragraph-rsid="001ca8ed"/>
    </style:style>
    <style:style style:name="P4" style:family="paragraph" style:parent-style-name="Text_20_body">
      <style:paragraph-properties fo:text-align="start" style:justify-single-word="false"/>
      <style:text-properties officeooo:rsid="001ed49b" officeooo:paragraph-rsid="001ed49b"/>
    </style:style>
    <style:style style:name="P5" style:family="paragraph" style:parent-style-name="Text_20_body">
      <style:paragraph-properties fo:text-align="start" style:justify-single-word="false"/>
      <style:text-properties officeooo:rsid="00223991" officeooo:paragraph-rsid="00223991"/>
    </style:style>
    <style:style style:name="P6" style:family="paragraph" style:parent-style-name="Title">
      <style:text-properties style:font-name="Arial"/>
    </style:style>
    <style:style style:name="T1" style:family="text">
      <style:text-properties style:font-name="Arial"/>
    </style:style>
    <style:style style:name="T2" style:family="text">
      <style:text-properties style:font-name="Arial" officeooo:rsid="001ca8ed"/>
    </style:style>
    <style:style style:name="T3" style:family="text">
      <style:text-properties style:font-name="Arial" officeooo:rsid="001e9dfb"/>
    </style:style>
    <style:style style:name="T4" style:family="text">
      <style:text-properties style:font-name="Arial" officeooo:rsid="00208c02"/>
    </style:style>
    <style:style style:name="T5" style:family="text">
      <style:text-properties style:font-name="Arial" officeooo:rsid="00216f3e"/>
    </style:style>
    <style:style style:name="T6" style:family="text">
      <style:text-properties officeooo:rsid="001e9d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yDroidDevice – Privacy Policy</text:p>
      <text:p text:style-name="P2">Made by Spinnerbox – February 2017</text:p>
      <text:p text:style-name="P1"><text:span text:style-name="T2">This document contains details about MyDroidDevice an Android application published on Google Play Store: </text:span><text:a xlink:type="simple" xlink:href="https://play.google.com/store/apps/details?id=com.spinnerbox.mydroiddevice&amp;hl=en"><text:span text:style-name="T2">MyDroidDevice</text:span></text:a></text:p>
      <text:p text:style-name="P3">It is application that is accessing device details about your screen, telephony SIM card and network. However there are no buttons which will share your device properties, so there is no risk of sharing sensitive data. </text:p>
      <text:p text:style-name="P3">It is visual application and the device properties are shown in list textually. </text:p>
      <text:p text:style-name="P1"><text:span text:style-name="T2">You can use it to gather data about all devices you have and perhaps learn about Android development or just learn what are the mobile devices consisted of. </text:span><text:span text:style-name="T3">Maybe even learn about mobile/telecommunications basics.</text:span></text:p>
      <text:p text:style-name="P4"><text:span text:style-name="T3">T</text:span><text:span text:style-name="T1">he application does not access phonebook, </text:span><text:span text:style-name="T4">personally identifiable data</text:span><text:span text:style-name="T1"> or other </text:span><text:span text:style-name="T5">device</text:span><text:span text:style-name="T1"> services.</text:span></text:p>
      <text:p text:style-name="P4"/>
      <text:p text:style-name="P5"><text:span text:style-name="T1">If you have any questions/problems or found bugs, write me at:</text:span></text:p>
      <text:p text:style-name="P5"><text:span text:style-name="T1"><text:s/>spinnerbox2000@gmail.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mk" fo:country="M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mk" fo:country="M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3:34:03.516505196</meta:creation-date>
    <meta:generator>LibreOffice/4.2.7.2$Linux_x86 LibreOffice_project/420m0$Build-2</meta:generator>
    <dc:date>2017-02-10T13:46:43.395355032</dc:date>
    <meta:editing-duration>PT6M22S</meta:editing-duration>
    <meta:editing-cycles>7</meta:editing-cycles>
    <meta:document-statistic meta:table-count="0" meta:image-count="0" meta:object-count="0" meta:page-count="1" meta:paragraph-count="9" meta:word-count="131" meta:character-count="879" meta:non-whitespace-character-count="752"/>
  </office:meta>
</office:document-meta>
</file>